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45e" officeooo:paragraph-rsid="000fd45e"/>
    </style:style>
    <style:style style:name="P2" style:family="paragraph" style:parent-style-name="Standard">
      <style:text-properties officeooo:rsid="00110cc2" officeooo:paragraph-rsid="00110cc2"/>
    </style:style>
    <style:style style:name="P3" style:family="paragraph" style:parent-style-name="Standard">
      <style:text-properties officeooo:rsid="00135fef" officeooo:paragraph-rsid="00135fef"/>
    </style:style>
    <style:style style:name="P4" style:family="paragraph" style:parent-style-name="Standard">
      <style:text-properties officeooo:rsid="00135fef" officeooo:paragraph-rsid="00135fef"/>
    </style:style>
    <style:style style:name="P5" style:family="paragraph" style:parent-style-name="Standard">
      <style:text-properties officeooo:rsid="001652a0" officeooo:paragraph-rsid="001652a0"/>
    </style:style>
    <style:style style:name="P6" style:family="paragraph" style:parent-style-name="Standard">
      <style:text-properties officeooo:rsid="0017a115" officeooo:paragraph-rsid="0017a115"/>
    </style:style>
    <style:style style:name="P7" style:family="paragraph" style:parent-style-name="Standard">
      <style:text-properties officeooo:rsid="00199923" officeooo:paragraph-rsid="00199923"/>
    </style:style>
    <style:style style:name="P8" style:family="paragraph" style:parent-style-name="Standard">
      <style:text-properties officeooo:rsid="001a44ed" officeooo:paragraph-rsid="001a44ed"/>
    </style:style>
    <style:style style:name="P9" style:family="paragraph" style:parent-style-name="Standard">
      <style:text-properties officeooo:rsid="001a6c28" officeooo:paragraph-rsid="001a6c28"/>
    </style:style>
    <style:style style:name="P10" style:family="paragraph" style:parent-style-name="Standard">
      <style:text-properties officeooo:rsid="001d3859" officeooo:paragraph-rsid="001d3859"/>
    </style:style>
    <style:style style:name="P11" style:family="paragraph" style:parent-style-name="Standard">
      <style:text-properties officeooo:rsid="001e97e1" officeooo:paragraph-rsid="001e97e1"/>
    </style:style>
    <style:style style:name="P12" style:family="paragraph" style:parent-style-name="Standard">
      <style:text-properties officeooo:rsid="001f630d" officeooo:paragraph-rsid="001f630d"/>
    </style:style>
    <style:style style:name="T1" style:family="text">
      <style:text-properties officeooo:rsid="00199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Node with react</text:p>
      <text:p text:style-name="P1"/>
      <text:p text:style-name="P1">We are using google Oauth – Authorization from google.</text:p>
      <text:p text:style-name="P1">Pay money to send e<text:span text:style-name="T1">ma</text:span>ils. Via Stripe</text:p>
      <text:p text:style-name="P1">Subscription Vs credits</text:p>
      <text:p text:style-name="P1">User enters a list of email to send to.</text:p>
      <text:p text:style-name="P1">Email has a link to send feedback and then the data will be organized.</text:p>
      <text:p text:style-name="P1"/>
      <text:p text:style-name="P2">Technology Stack:</text:p>
      <text:p text:style-name="P2">Express server + MongoDB and PassportJS (makes oAuth easier)</text:p>
      <text:p text:style-name="P2">Stripe + MongoDb</text:p>
      <text:p text:style-name="P2">React + Redux</text:p>
      <text:p text:style-name="P2">React + Redux + redux Form</text:p>
      <text:p text:style-name="P2">Email Provider</text:p>
      <text:p text:style-name="P3">Express makes running http traffic easier.</text:p>
      <text:p text:style-name="P3"/>
      <text:p text:style-name="P5">CommonJs is const express = require(‘express’);</text:p>
      <text:p text:style-name="P3"/>
      <text:p text:style-name="P5">ES15 js can use easier imports such as</text:p>
      <text:p text:style-name="P5">import express from ‘express’;</text:p>
      <text:p text:style-name="P5"/>
      <text:p text:style-name="P5">Routes will need to be registered with the app that you create.</text:p>
      <text:p text:style-name="P5"/>
      <text:p text:style-name="P6">Requests that express can use: get, post, app, put, delete, patch</text:p>
      <text:p text:style-name="P6"/>
      <text:p text:style-name="P7">Lets Deploy:</text:p>
      <text:p text:style-name="P7">Heroku.com ----→ Maybe use this</text:p>
      <text:p text:style-name="P7"/>
      <text:p text:style-name="P8">Sticky NOTE: Dynamic Port Binding, Specify Node Environment, Specify start script, Create .gitignore file</text:p>
      <text:p text:style-name="P7"/>
      <text:p text:style-name="P8">Make sure to add engines. If you do not it will be hard to deploy.</text:p>
      <text:p text:style-name="P8"/>
      <text:p text:style-name="P8"/>
      <text:p text:style-name="P9">Go through and set up heroku</text:p>
      <text:p text:style-name="P9"/>
      <text:p text:style-name="P10">just push to the heroku git and then it will build everything</text:p>
      <text:p text:style-name="P11">Passport requires us to reach in and add code to fix things.</text:p>
      <text:p text:style-name="P11"/>
      <text:p text:style-name="P12">MongoDb --------------</text:p>
      <text:p text:style-name="P12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45:25.971348407</meta:creation-date>
    <dc:date>2018-03-18T13:03:13.268520059</dc:date>
    <meta:editing-duration>P3DT19H33M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87" meta:character-count="1063" meta:non-whitespace-character-count="902"/>
  </office:meta>
</office:document-meta>
</file>